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c6805" officeooo:paragraph-rsid="001c680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c6805" officeooo:paragraph-rsid="001c6805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cffa0" officeooo:paragraph-rsid="001cffa0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style:line-height-at-least="0.503cm"/>
      <style:text-properties fo:color="#a4b1cd" style:font-name="Droid Sans Mono" fo:font-size="10.5pt" fo:font-weight="normal" fo:background-color="#141d2b"/>
    </style:style>
    <style:style style:name="P5" style:family="paragraph" style:parent-style-name="Standard">
      <style:paragraph-properties fo:text-align="start" style:justify-single-word="false"/>
      <style:text-properties fo:color="#a4b1cd" style:font-name="Droid Sans Mono" fo:font-size="10.5pt" fo:font-weight="normal" officeooo:rsid="001c6805" officeooo:paragraph-rsid="001c6805" fo:background-color="#141d2b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ff8484"/>
    </style:style>
    <style:style style:name="T2" style:family="text">
      <style:text-properties fo:color="#5cecc6"/>
    </style:style>
    <style:style style:name="T3" style:family="text">
      <style:text-properties fo:color="#ffcc5c"/>
    </style:style>
    <style:style style:name="T4" style:family="text">
      <style:text-properties fo:color="#5cb2ff"/>
    </style:style>
    <style:style style:name="T5" style:family="text">
      <style:text-properties fo:color="#c5f467"/>
    </style:style>
    <style:style style:name="T6" style:family="text">
      <style:text-properties fo:color="#cf8d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3</text:p>
      <text:p text:style-name="P1">NAYAKANTI SAI MIHIRNATH – 210905368</text:p>
      <text:p text:style-name="P2"/>
      <text:p text:style-name="P2"/>
      <text:p text:style-name="P2"/>
      <text:p text:style-name="P5">A <text:span text:style-name="T1">=</text:span> np<text:span text:style-name="T2">.</text:span><text:span text:style-name="T3">array</text:span><text:span text:style-name="T2">([</text:span><text:span text:style-name="T4">1</text:span><text:span text:style-name="T2">,</text:span><text:span text:style-name="T4">2</text:span><text:span text:style-name="T2">,</text:span><text:span text:style-name="T4">3</text:span><text:span text:style-name="T2">])</text:span></text:p>
      <text:p text:style-name="P4"><text:span text:style-name="T3">print</text:span><text:span text:style-name="T2">(</text:span><text:span text:style-name="T3">A</text:span><text:span text:style-name="T2">)</text:span></text:p>
      <text:p text:style-name="P4"><text:span text:style-name="T3">print</text:span><text:span text:style-name="T2">(</text:span><text:span text:style-name="T3">A</text:span><text:span text:style-name="T2">.</text:span><text:span text:style-name="T3">dtype</text:span><text:span text:style-name="T2">)</text:span></text:p>
      <text:p text:style-name="P2"/>
      <text:p text:style-name="P2">[1 2 3]</text:p>
      <text:p text:style-name="P2">int64</text:p>
      <text:p text:style-name="P2"/>
      <text:p text:style-name="P5">B <text:span text:style-name="T1">=</text:span> np<text:span text:style-name="T2">.</text:span><text:span text:style-name="T3">array</text:span><text:span text:style-name="T2">([</text:span><text:span text:style-name="T4">1.5</text:span><text:span text:style-name="T2">,</text:span><text:span text:style-name="T4">2.3</text:span><text:span text:style-name="T2">,</text:span><text:span text:style-name="T4">3.9</text:span><text:span text:style-name="T2">])</text:span></text:p>
      <text:p text:style-name="P4"><text:span text:style-name="T3">print</text:span><text:span text:style-name="T2">(</text:span><text:span text:style-name="T3">B</text:span><text:span text:style-name="T2">)</text:span></text:p>
      <text:p text:style-name="P4"><text:span text:style-name="T3">print</text:span><text:span text:style-name="T2">(</text:span><text:span text:style-name="T3">B</text:span><text:span text:style-name="T2">.</text:span><text:span text:style-name="T3">dtype</text:span><text:span text:style-name="T2">)</text:span></text:p>
      <text:p text:style-name="P2"/>
      <text:p text:style-name="P2">[1.5 2.3 3.9]</text:p>
      <text:p text:style-name="P2">float64</text:p>
      <text:p text:style-name="P2"/>
      <text:p text:style-name="P2"/>
      <text:p text:style-name="P5">A<text:span text:style-name="T1">=</text:span>np<text:span text:style-name="T2">.</text:span><text:span text:style-name="T3">array</text:span><text:span text:style-name="T2">([(</text:span><text:span text:style-name="T4">3</text:span><text:span text:style-name="T2">,</text:span><text:span text:style-name="T4">4</text:span><text:span text:style-name="T2">,</text:span><text:span text:style-name="T4">5</text:span><text:span text:style-name="T2">),(</text:span><text:span text:style-name="T4">12</text:span><text:span text:style-name="T2">,</text:span><text:span text:style-name="T4">6</text:span><text:span text:style-name="T2">,</text:span><text:span text:style-name="T4">1</text:span><text:span text:style-name="T2">)])</text:span></text:p>
      <text:p text:style-name="P4"><text:span text:style-name="T3">print</text:span><text:span text:style-name="T2">(</text:span><text:span text:style-name="T3">A</text:span><text:span text:style-name="T2">)</text:span></text:p>
      <text:p text:style-name="P2"/>
      <text:p text:style-name="P2">[[ 3 <text:s/>4 <text:s/>5]</text:p>
      <text:p text:style-name="P2"><text:s/>[12 <text:s/>6 <text:s/>1]]</text:p>
      <text:p text:style-name="P2"/>
      <text:p text:style-name="P2"/>
      <text:p text:style-name="P5">Z<text:span text:style-name="T1">=</text:span>np<text:span text:style-name="T2">.</text:span><text:span text:style-name="T3">zeros</text:span><text:span text:style-name="T2">((</text:span><text:span text:style-name="T4">2</text:span><text:span text:style-name="T2">,</text:span><text:span text:style-name="T4">4</text:span><text:span text:style-name="T2">))</text:span></text:p>
      <text:p text:style-name="P4"><text:span text:style-name="T3">print</text:span><text:span text:style-name="T2">(</text:span><text:span text:style-name="T3">Z</text:span><text:span text:style-name="T2">)</text:span></text:p>
      <text:p text:style-name="P6"/>
      <text:p text:style-name="P4">Z<text:span text:style-name="T1">=</text:span>np<text:span text:style-name="T2">.</text:span><text:span text:style-name="T3">ones</text:span><text:span text:style-name="T2">((</text:span><text:span text:style-name="T4">3</text:span><text:span text:style-name="T2">,</text:span><text:span text:style-name="T4">3</text:span><text:span text:style-name="T2">))</text:span></text:p>
      <text:p text:style-name="P4"><text:span text:style-name="T3">print</text:span><text:span text:style-name="T2">(</text:span><text:span text:style-name="T3">Z</text:span><text:span text:style-name="T2">)</text:span></text:p>
      <text:p text:style-name="P2"/>
      <text:p text:style-name="P2">[[0. 0. 0. 0.]</text:p>
      <text:p text:style-name="P2"><text:s/>[0. 0. 0. 0.]]</text:p>
      <text:p text:style-name="P2"/>
      <text:p text:style-name="P2">[[1. 1. 1.]</text:p>
      <text:p text:style-name="P2"><text:s/>[1. 1. 1.]</text:p>
      <text:p text:style-name="P2"><text:s/>[1. 1. 1.]]</text:p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5">S<text:span text:style-name="T1">=</text:span>np<text:span text:style-name="T2">.</text:span><text:span text:style-name="T3">arange</text:span><text:span text:style-name="T2">(</text:span><text:span text:style-name="T4">10</text:span><text:span text:style-name="T2">,</text:span><text:span text:style-name="T4">30</text:span><text:span text:style-name="T2">,</text:span><text:span text:style-name="T4">5</text:span><text:span text:style-name="T2">)</text:span></text:p>
      <text:p text:style-name="P4"><text:span text:style-name="T3">print</text:span><text:span text:style-name="T2">(</text:span><text:span text:style-name="T3">S</text:span><text:span text:style-name="T2">)</text:span></text:p>
      <text:p text:style-name="P2"/>
      <text:p text:style-name="P2">[10 15 20 25]</text:p>
      <text:p text:style-name="P2"/>
      <text:p text:style-name="P2"/>
      <text:p text:style-name="P5">S1<text:span text:style-name="T1">=</text:span>np<text:span text:style-name="T2">.</text:span><text:span text:style-name="T3">linspace</text:span><text:span text:style-name="T2">(</text:span><text:span text:style-name="T4">0</text:span><text:span text:style-name="T2">,</text:span><text:span text:style-name="T4">2</text:span><text:span text:style-name="T2">,</text:span><text:span text:style-name="T4">9</text:span><text:span text:style-name="T2">)</text:span></text:p>
      <text:p text:style-name="P4"><text:span text:style-name="T3">print</text:span><text:span text:style-name="T2">(</text:span><text:span text:style-name="T3">S1</text:span><text:span text:style-name="T2">)</text:span></text:p>
      <text:p text:style-name="P2"/>
      <text:p text:style-name="P2">[0. <text:s text:c="2"/>0.25 0.5 <text:s/>0.75 1. <text:s text:c="2"/>1.25 1.5 <text:s/>1.75 2. <text:s/>]</text:p>
      <text:p text:style-name="P2"/>
      <text:p text:style-name="P5">r <text:span text:style-name="T1">=</text:span> random<text:span text:style-name="T2">.</text:span><text:span text:style-name="T3">choice</text:span><text:span text:style-name="T2">([</text:span><text:span text:style-name="T4">1</text:span><text:span text:style-name="T2">,</text:span><text:span text:style-name="T4">2</text:span><text:span text:style-name="T2">,</text:span><text:span text:style-name="T4">3</text:span><text:span text:style-name="T2">,</text:span><text:span text:style-name="T4">4</text:span><text:span text:style-name="T2">,</text:span><text:span text:style-name="T4">5</text:span><text:span text:style-name="T2">])</text:span></text:p>
      <text:p text:style-name="P4"><text:span text:style-name="T3">print</text:span><text:span text:style-name="T2">(</text:span><text:span text:style-name="T3">r</text:span><text:span text:style-name="T2">)</text:span></text:p>
      <text:p text:style-name="P6"/>
      <text:p text:style-name="P4">r <text:span text:style-name="T1">=</text:span> random<text:span text:style-name="T2">.</text:span><text:span text:style-name="T3">choice</text:span><text:span text:style-name="T2">('</text:span><text:span text:style-name="T5">python</text:span><text:span text:style-name="T2">')</text:span></text:p>
      <text:p text:style-name="P4"><text:span text:style-name="T3">print</text:span><text:span text:style-name="T2">(</text:span><text:span text:style-name="T3">r</text:span><text:span text:style-name="T2">)</text:span></text:p>
      <text:p text:style-name="P6"/>
      <text:p text:style-name="P4">r <text:span text:style-name="T1">=</text:span> random<text:span text:style-name="T2">.</text:span><text:span text:style-name="T3">randrange</text:span><text:span text:style-name="T2">(</text:span><text:span text:style-name="T4">25</text:span><text:span text:style-name="T2">,</text:span><text:span text:style-name="T4">50</text:span><text:span text:style-name="T2">)</text:span></text:p>
      <text:p text:style-name="P4"><text:span text:style-name="T3">print</text:span><text:span text:style-name="T2">(</text:span><text:span text:style-name="T3">r</text:span><text:span text:style-name="T2">)</text:span></text:p>
      <text:p text:style-name="P6"/>
      <text:p text:style-name="P4">r <text:span text:style-name="T1">=</text:span> random<text:span text:style-name="T2">.</text:span><text:span text:style-name="T3">randrange</text:span><text:span text:style-name="T2">(</text:span><text:span text:style-name="T4">25</text:span><text:span text:style-name="T2">,</text:span><text:span text:style-name="T4">50</text:span><text:span text:style-name="T2">,</text:span><text:span text:style-name="T4">2</text:span><text:span text:style-name="T2">)</text:span></text:p>
      <text:p text:style-name="P4"><text:span text:style-name="T3">print</text:span><text:span text:style-name="T2">(</text:span><text:span text:style-name="T3">r</text:span><text:span text:style-name="T2">)</text:span></text:p>
      <text:p text:style-name="P6"/>
      <text:p text:style-name="P4">r <text:span text:style-name="T1">=</text:span> random<text:span text:style-name="T2">.</text:span><text:span text:style-name="T3">random</text:span><text:span text:style-name="T2">()</text:span></text:p>
      <text:p text:style-name="P4"><text:span text:style-name="T3">print</text:span><text:span text:style-name="T2">(</text:span><text:span text:style-name="T3">r</text:span><text:span text:style-name="T2">)</text:span></text:p>
      <text:p text:style-name="P6"/>
      <text:p text:style-name="P4">r <text:span text:style-name="T1">=</text:span> random<text:span text:style-name="T2">.</text:span><text:span text:style-name="T3">uniform</text:span><text:span text:style-name="T2">(</text:span><text:span text:style-name="T4">5</text:span><text:span text:style-name="T2">,</text:span><text:span text:style-name="T4">10</text:span><text:span text:style-name="T2">)</text:span></text:p>
      <text:p text:style-name="P4"><text:span text:style-name="T3">print</text:span><text:span text:style-name="T2">(</text:span><text:span text:style-name="T3">r</text:span><text:span text:style-name="T2">)</text:span></text:p>
      <text:p text:style-name="P6"/>
      <text:p text:style-name="P4">l <text:span text:style-name="T1">=</text:span> <text:span text:style-name="T2">[</text:span><text:span text:style-name="T4">1</text:span><text:span text:style-name="T2">,</text:span><text:span text:style-name="T4">2</text:span><text:span text:style-name="T2">,</text:span><text:span text:style-name="T4">3</text:span><text:span text:style-name="T2">,</text:span><text:span text:style-name="T4">4</text:span><text:span text:style-name="T2">,</text:span><text:span text:style-name="T4">5</text:span><text:span text:style-name="T2">]</text:span></text:p>
      <text:p text:style-name="P4">random<text:span text:style-name="T2">.</text:span><text:span text:style-name="T3">shuffle</text:span><text:span text:style-name="T2">(</text:span><text:span text:style-name="T3">l</text:span><text:span text:style-name="T2">)</text:span></text:p>
      <text:p text:style-name="P4"><text:span text:style-name="T3">print</text:span><text:span text:style-name="T2">(</text:span><text:span text:style-name="T3">l</text:span><text:span text:style-name="T2">)</text:span></text:p>
      <text:p text:style-name="P2"/>
      <text:p text:style-name="P2"/>
      <text:p text:style-name="P2">5</text:p>
      <text:p text:style-name="P2">h</text:p>
      <text:p text:style-name="P2">48</text:p>
      <text:p text:style-name="P2">35</text:p>
      <text:p text:style-name="P2">0.38189317118259747</text:p>
      <text:p text:style-name="P2">5.266252274848896</text:p>
      <text:p text:style-name="P2">[2, 5, 4, 1, 3]</text:p>
      <text:p text:style-name="P2"/>
      <text:p text:style-name="P2"/>
      <text:p text:style-name="P2"/>
      <text:p text:style-name="P2"/>
      <text:p text:style-name="P2"><text:soft-page-break/></text:p>
      <text:p text:style-name="P5">a <text:span text:style-name="T1">=</text:span> np<text:span text:style-name="T2">.</text:span><text:span text:style-name="T3">arange</text:span><text:span text:style-name="T2">(</text:span><text:span text:style-name="T4">15</text:span><text:span text:style-name="T2">).</text:span><text:span text:style-name="T3">reshape</text:span><text:span text:style-name="T2">(</text:span><text:span text:style-name="T4">3</text:span><text:span text:style-name="T2">,</text:span><text:span text:style-name="T3"> </text:span><text:span text:style-name="T4">5</text:span><text:span text:style-name="T2">)</text:span></text:p>
      <text:p text:style-name="P4"><text:span text:style-name="T3">print</text:span><text:span text:style-name="T2">(</text:span><text:span text:style-name="T3">a</text:span><text:span text:style-name="T2">)</text:span></text:p>
      <text:p text:style-name="P2"/>
      <text:p text:style-name="P2">[[ 0 <text:s/>1 <text:s/>2 <text:s/>3 <text:s/>4]</text:p>
      <text:p text:style-name="P2"><text:s/>[ 5 <text:s/>6 <text:s/>7 <text:s/>8 <text:s/>9]</text:p>
      <text:p text:style-name="P2"><text:s/>[10 11 12 13 14]]</text:p>
      <text:p text:style-name="P2"/>
      <text:p text:style-name="P2"/>
      <text:p text:style-name="P5">c <text:span text:style-name="T1">=</text:span> np<text:span text:style-name="T2">.</text:span><text:span text:style-name="T3">arange</text:span><text:span text:style-name="T2">(</text:span><text:span text:style-name="T4">24</text:span><text:span text:style-name="T2">).</text:span><text:span text:style-name="T3">reshape</text:span><text:span text:style-name="T2">(</text:span><text:span text:style-name="T4">2</text:span><text:span text:style-name="T2">,</text:span><text:span text:style-name="T4">3</text:span><text:span text:style-name="T2">,</text:span><text:span text:style-name="T4">4</text:span><text:span text:style-name="T2">)</text:span></text:p>
      <text:p text:style-name="P4"><text:span text:style-name="T3">print</text:span><text:span text:style-name="T2">(</text:span><text:span text:style-name="T3">c</text:span><text:span text:style-name="T2">)</text:span></text:p>
      <text:p text:style-name="P2"/>
      <text:p text:style-name="P2">[[[ 0 <text:s/>1 <text:s/>2 <text:s/>3]</text:p>
      <text:p text:style-name="P2"><text:s text:c="2"/>[ 4 <text:s/>5 <text:s/>6 <text:s/>7]</text:p>
      <text:p text:style-name="P2"><text:s text:c="2"/>[ 8 <text:s/>9 10 11]]</text:p>
      <text:p text:style-name="P2"/>
      <text:p text:style-name="P2"><text:s/>[[12 13 14 15]</text:p>
      <text:p text:style-name="P2"><text:s text:c="2"/>[16 17 18 19]</text:p>
      <text:p text:style-name="P2"><text:s text:c="2"/>[20 21 22 23]]]</text:p>
      <text:p text:style-name="P2"/>
      <text:p text:style-name="P2"/>
      <text:p text:style-name="P2"/>
      <text:p text:style-name="P5">a <text:span text:style-name="T1">=</text:span> np<text:span text:style-name="T2">.</text:span><text:span text:style-name="T3">array</text:span><text:span text:style-name="T2">([</text:span><text:span text:style-name="T4">20</text:span><text:span text:style-name="T2">,</text:span><text:span text:style-name="T4">30</text:span><text:span text:style-name="T2">,</text:span><text:span text:style-name="T4">40</text:span><text:span text:style-name="T2">,</text:span><text:span text:style-name="T4">50</text:span><text:span text:style-name="T2">])</text:span></text:p>
      <text:p text:style-name="P4"><text:span text:style-name="T3">print</text:span><text:span text:style-name="T2">(</text:span><text:span text:style-name="T3">a</text:span><text:span text:style-name="T2">)</text:span></text:p>
      <text:p text:style-name="P4">b <text:span text:style-name="T1">=</text:span> np<text:span text:style-name="T2">.</text:span><text:span text:style-name="T3">arange</text:span><text:span text:style-name="T2">(</text:span><text:span text:style-name="T4">4</text:span><text:span text:style-name="T2">)</text:span></text:p>
      <text:p text:style-name="P4"><text:span text:style-name="T3">print</text:span><text:span text:style-name="T2">(</text:span><text:span text:style-name="T3">b</text:span><text:span text:style-name="T2">)</text:span></text:p>
      <text:p text:style-name="P4">c <text:span text:style-name="T1">=</text:span> a<text:span text:style-name="T1">-</text:span>b</text:p>
      <text:p text:style-name="P4"><text:span text:style-name="T3">print</text:span><text:span text:style-name="T2">(</text:span><text:span text:style-name="T3">c</text:span><text:span text:style-name="T2">)</text:span></text:p>
      <text:p text:style-name="P4">b <text:span text:style-name="T1">=</text:span> b<text:span text:style-name="T1">**</text:span><text:span text:style-name="T4">2</text:span></text:p>
      <text:p text:style-name="P4"><text:span text:style-name="T3">print</text:span><text:span text:style-name="T2">(</text:span><text:span text:style-name="T3">b</text:span><text:span text:style-name="T2">)</text:span></text:p>
      <text:p text:style-name="P4">a <text:span text:style-name="T1">=</text:span> <text:span text:style-name="T4">10</text:span><text:span text:style-name="T1">*</text:span>np<text:span text:style-name="T2">.</text:span><text:span text:style-name="T3">sin</text:span><text:span text:style-name="T2">(</text:span><text:span text:style-name="T3">a</text:span><text:span text:style-name="T2">)</text:span></text:p>
      <text:p text:style-name="P4"><text:span text:style-name="T3">print</text:span><text:span text:style-name="T2">(</text:span><text:span text:style-name="T3">a</text:span><text:span text:style-name="T2">)</text:span></text:p>
      <text:p text:style-name="P4">a <text:span text:style-name="T1">=</text:span> a<text:span text:style-name="T1">&lt;</text:span><text:span text:style-name="T4">35</text:span></text:p>
      <text:p text:style-name="P4"><text:span text:style-name="T3">print</text:span><text:span text:style-name="T2">(</text:span><text:span text:style-name="T3">a</text:span><text:span text:style-name="T2">)</text:span></text:p>
      <text:p text:style-name="P2"/>
      <text:p text:style-name="P2">[20 30 40 50]</text:p>
      <text:p text:style-name="P2">[0 1 2 3]</text:p>
      <text:p text:style-name="P2">[20 29 38 47]</text:p>
      <text:p text:style-name="P2">[0 1 4 9]</text:p>
      <text:p text:style-name="P2">[ 9.12945251 -9.88031624 <text:s/>7.4511316 <text:s/>-2.62374854]</text:p>
      <text:p text:style-name="P2">[ True <text:s/>True <text:s/>True <text:s/>True]</text:p>
      <text:p text:style-name="P2"/>
      <text:p text:style-name="P2"/>
      <text:p text:style-name="P2"/>
      <text:p text:style-name="P2"/>
      <text:p text:style-name="P2"><text:soft-page-break/></text:p>
      <text:p text:style-name="P5">b <text:span text:style-name="T1">=</text:span> np<text:span text:style-name="T2">.</text:span><text:span text:style-name="T3">arange</text:span><text:span text:style-name="T2">(</text:span><text:span text:style-name="T4">12</text:span><text:span text:style-name="T2">).</text:span><text:span text:style-name="T3">reshape</text:span><text:span text:style-name="T2">(</text:span><text:span text:style-name="T4">3</text:span><text:span text:style-name="T2">,</text:span><text:span text:style-name="T4">4</text:span><text:span text:style-name="T2">)</text:span></text:p>
      <text:p text:style-name="P4"><text:span text:style-name="T3">print</text:span><text:span text:style-name="T2">(</text:span><text:span text:style-name="T3">b</text:span><text:span text:style-name="T2">)</text:span></text:p>
      <text:p text:style-name="P4"><text:span text:style-name="T3">print</text:span><text:span text:style-name="T2">(</text:span><text:span text:style-name="T3">b</text:span><text:span text:style-name="T2">.</text:span><text:span text:style-name="T3">sum</text:span><text:span text:style-name="T2">(</text:span><text:span text:style-name="T4">axis</text:span><text:span text:style-name="T1">=</text:span><text:span text:style-name="T4">0</text:span><text:span text:style-name="T2">))</text:span></text:p>
      <text:p text:style-name="P4"><text:span text:style-name="T3">print</text:span><text:span text:style-name="T2">(</text:span><text:span text:style-name="T3">b</text:span><text:span text:style-name="T2">.</text:span><text:span text:style-name="T3">sum</text:span><text:span text:style-name="T2">(</text:span><text:span text:style-name="T4">axis</text:span><text:span text:style-name="T1">=</text:span><text:span text:style-name="T4">1</text:span><text:span text:style-name="T2">))</text:span></text:p>
      <text:p text:style-name="P2"/>
      <text:p text:style-name="P2">[[ 0 <text:s/>1 <text:s/>2 <text:s/>3]</text:p>
      <text:p text:style-name="P2"><text:s/>[ 4 <text:s/>5 <text:s/>6 <text:s/>7]</text:p>
      <text:p text:style-name="P2"><text:s/>[ 8 <text:s/>9 10 11]]</text:p>
      <text:p text:style-name="P2">[12 15 18 21]</text:p>
      <text:p text:style-name="P2">[ 6 22 38]</text:p>
      <text:p text:style-name="P2"/>
      <text:p text:style-name="P2"/>
      <text:p text:style-name="P5">a <text:span text:style-name="T1">=</text:span> np<text:span text:style-name="T2">.</text:span><text:span text:style-name="T3">arange</text:span><text:span text:style-name="T2">(</text:span><text:span text:style-name="T4">10</text:span><text:span text:style-name="T2">)</text:span><text:span text:style-name="T1">**</text:span><text:span text:style-name="T4">3</text:span></text:p>
      <text:p text:style-name="P4"><text:span text:style-name="T3">print</text:span><text:span text:style-name="T2">(</text:span><text:span text:style-name="T3">a</text:span><text:span text:style-name="T2">)</text:span></text:p>
      <text:p text:style-name="P4"><text:span text:style-name="T3">print</text:span><text:span text:style-name="T2">(</text:span><text:span text:style-name="T3">a</text:span><text:span text:style-name="T2">[</text:span><text:span text:style-name="T4">2</text:span><text:span text:style-name="T2">:</text:span><text:span text:style-name="T4">5</text:span><text:span text:style-name="T2">])</text:span></text:p>
      <text:p text:style-name="P4"><text:span text:style-name="T3">print</text:span><text:span text:style-name="T2">(</text:span><text:span text:style-name="T3">a</text:span><text:span text:style-name="T2">[</text:span><text:span text:style-name="T4">2</text:span><text:span text:style-name="T2">:</text:span><text:span text:style-name="T4">6</text:span><text:span text:style-name="T2">:</text:span><text:span text:style-name="T4">2</text:span><text:span text:style-name="T2">])</text:span></text:p>
      <text:p text:style-name="P2"/>
      <text:p text:style-name="P2">[ <text:s/>0 <text:s text:c="2"/>1 <text:s text:c="2"/>8 <text:s/>27 <text:s/>64 125 216 343 512 729]</text:p>
      <text:p text:style-name="P2">[ 8 27 64]</text:p>
      <text:p text:style-name="P2">[ 8 64]</text:p>
      <text:p text:style-name="P2"/>
      <text:p text:style-name="P2"/>
      <text:p text:style-name="P5">b <text:span text:style-name="T1">=</text:span> np<text:span text:style-name="T2">.</text:span><text:span text:style-name="T3">array</text:span><text:span text:style-name="T2">([[</text:span><text:span text:style-name="T3"> </text:span><text:span text:style-name="T4">0</text:span><text:span text:style-name="T2">,</text:span><text:span text:style-name="T3"> </text:span><text:span text:style-name="T4">1</text:span><text:span text:style-name="T2">,</text:span><text:span text:style-name="T3"> </text:span><text:span text:style-name="T4">2</text:span><text:span text:style-name="T2">,</text:span><text:span text:style-name="T3"> </text:span><text:span text:style-name="T4">3</text:span><text:span text:style-name="T2">],</text:span></text:p>
      <text:p text:style-name="P4"><text:span text:style-name="T2">[</text:span><text:span text:style-name="T4">10</text:span><text:span text:style-name="T2">,</text:span><text:span text:style-name="T3"> </text:span><text:span text:style-name="T4">11</text:span><text:span text:style-name="T2">,</text:span><text:span text:style-name="T3"> </text:span><text:span text:style-name="T4">12</text:span><text:span text:style-name="T2">,</text:span><text:span text:style-name="T3"> </text:span><text:span text:style-name="T4">13</text:span><text:span text:style-name="T2">],</text:span></text:p>
      <text:p text:style-name="P4"><text:span text:style-name="T2">[</text:span><text:span text:style-name="T4">20</text:span><text:span text:style-name="T2">,</text:span><text:span text:style-name="T3"> </text:span><text:span text:style-name="T4">21</text:span><text:span text:style-name="T2">,</text:span><text:span text:style-name="T3"> </text:span><text:span text:style-name="T4">22</text:span><text:span text:style-name="T2">,</text:span><text:span text:style-name="T3"> </text:span><text:span text:style-name="T4">23</text:span><text:span text:style-name="T2">],</text:span></text:p>
      <text:p text:style-name="P4"><text:span text:style-name="T2">[</text:span><text:span text:style-name="T4">30</text:span><text:span text:style-name="T2">,</text:span><text:span text:style-name="T3"> </text:span><text:span text:style-name="T4">31</text:span><text:span text:style-name="T2">,</text:span><text:span text:style-name="T3"> </text:span><text:span text:style-name="T4">32</text:span><text:span text:style-name="T2">,</text:span><text:span text:style-name="T3"> </text:span><text:span text:style-name="T4">33</text:span><text:span text:style-name="T2">],</text:span></text:p>
      <text:p text:style-name="P4"><text:span text:style-name="T2">[</text:span><text:span text:style-name="T4">40</text:span><text:span text:style-name="T2">,</text:span><text:span text:style-name="T3"> </text:span><text:span text:style-name="T4">41</text:span><text:span text:style-name="T2">,</text:span><text:span text:style-name="T3"> </text:span><text:span text:style-name="T4">42</text:span><text:span text:style-name="T2">,</text:span><text:span text:style-name="T3"> </text:span><text:span text:style-name="T4">43</text:span><text:span text:style-name="T2">]])</text:span></text:p>
      <text:p text:style-name="P6"/>
      <text:p text:style-name="P4"><text:span text:style-name="T3">print</text:span><text:span text:style-name="T2">(</text:span><text:span text:style-name="T3">b</text:span><text:span text:style-name="T2">[</text:span><text:span text:style-name="T4">2</text:span><text:span text:style-name="T2">,</text:span><text:span text:style-name="T4">3</text:span><text:span text:style-name="T2">])</text:span></text:p>
      <text:p text:style-name="P4"><text:span text:style-name="T3">print</text:span><text:span text:style-name="T2">(</text:span><text:span text:style-name="T3">b</text:span><text:span text:style-name="T2">[</text:span><text:span text:style-name="T4">0</text:span><text:span text:style-name="T2">:</text:span><text:span text:style-name="T4">5</text:span><text:span text:style-name="T2">,</text:span><text:span text:style-name="T4">1</text:span><text:span text:style-name="T2">])</text:span></text:p>
      <text:p text:style-name="P4"><text:span text:style-name="T3">print</text:span><text:span text:style-name="T2">(</text:span><text:span text:style-name="T3">b</text:span><text:span text:style-name="T2">[</text:span><text:span text:style-name="T4">2</text:span><text:span text:style-name="T2">,</text:span><text:span text:style-name="T4">2</text:span><text:span text:style-name="T2">:</text:span><text:span text:style-name="T4">4</text:span><text:span text:style-name="T2">])</text:span></text:p>
      <text:p text:style-name="P6"/>
      <text:p text:style-name="P4"><text:span text:style-name="T6">for</text:span> row <text:span text:style-name="T6">in</text:span> b<text:span text:style-name="T2">:</text:span></text:p>
      <text:p text:style-name="P4"><text:span text:style-name="T3">print</text:span><text:span text:style-name="T2">(</text:span><text:span text:style-name="T3">row</text:span><text:span text:style-name="T2">)</text:span></text:p>
      <text:p text:style-name="P4"><text:span text:style-name="T6">for</text:span> ele <text:span text:style-name="T6">in</text:span> row<text:span text:style-name="T2">:</text:span></text:p>
      <text:p text:style-name="P4"><text:span text:style-name="T3">print</text:span><text:span text:style-name="T2">(</text:span><text:span text:style-name="T3">ele</text:span><text:span text:style-name="T2">)</text:span></text:p>
      <text:p text:style-name="P6"/>
      <text:p text:style-name="P4"><text:span text:style-name="T3">print</text:span><text:span text:style-name="T2">(</text:span><text:span text:style-name="T3">b</text:span><text:span text:style-name="T2">.</text:span><text:span text:style-name="T3">ravel</text:span><text:span text:style-name="T2">())</text:span></text:p>
      <text:p text:style-name="P4">B1<text:span text:style-name="T1">=</text:span>b<text:span text:style-name="T2">.</text:span><text:span text:style-name="T3">reshape</text:span><text:span text:style-name="T2">(</text:span><text:span text:style-name="T4">4</text:span><text:span text:style-name="T2">,</text:span><text:span text:style-name="T4">5</text:span><text:span text:style-name="T2">)</text:span></text:p>
      <text:p text:style-name="P4"><text:span text:style-name="T3">print</text:span><text:span text:style-name="T2">(</text:span><text:span text:style-name="T3">B1</text:span><text:span text:style-name="T2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3</text:p>
      <text:p text:style-name="P2">[ 1 11 21 31 41]</text:p>
      <text:p text:style-name="P2">[22 23]</text:p>
      <text:p text:style-name="P2">[0 1 2 3]</text:p>
      <text:p text:style-name="P2">0</text:p>
      <text:p text:style-name="P2">1</text:p>
      <text:p text:style-name="P2">2</text:p>
      <text:p text:style-name="P2">3</text:p>
      <text:p text:style-name="P2">[10 11 12 13]</text:p>
      <text:p text:style-name="P2">10</text:p>
      <text:p text:style-name="P2">11</text:p>
      <text:p text:style-name="P2">12</text:p>
      <text:p text:style-name="P2">13</text:p>
      <text:p text:style-name="P2">[20 21 22 23]</text:p>
      <text:p text:style-name="P2">20</text:p>
      <text:p text:style-name="P2">21</text:p>
      <text:p text:style-name="P2">22</text:p>
      <text:p text:style-name="P2">23</text:p>
      <text:p text:style-name="P2">[30 31 32 33]</text:p>
      <text:p text:style-name="P2">30</text:p>
      <text:p text:style-name="P2">31</text:p>
      <text:p text:style-name="P2">32</text:p>
      <text:p text:style-name="P2">33</text:p>
      <text:p text:style-name="P2">[40 41 42 43]</text:p>
      <text:p text:style-name="P2">40</text:p>
      <text:p text:style-name="P2">41</text:p>
      <text:p text:style-name="P2">42</text:p>
      <text:p text:style-name="P2">43</text:p>
      <text:p text:style-name="P2">[ 0 <text:s/>1 <text:s/>2 <text:s/>3 10 11 12 13 20 21 22 23 30 31 32 33 40 41 42 43]</text:p>
      <text:p text:style-name="P2">[[ 0 <text:s/>1 <text:s/>2 <text:s/>3 10]</text:p>
      <text:p text:style-name="P2"><text:s/>[11 12 13 20 21]</text:p>
      <text:p text:style-name="P2"><text:s/>[22 23 30 31 32]</text:p>
      <text:p text:style-name="P2"><text:s/>[33 40 41 42 43]]</text:p>
      <text:p text:style-name="P2"/>
      <text:p text:style-name="P2"/>
      <text:p text:style-name="P5">A1<text:span text:style-name="T1">=</text:span>np<text:span text:style-name="T2">.</text:span><text:span text:style-name="T3">array</text:span><text:span text:style-name="T2">([(</text:span><text:span text:style-name="T4">3</text:span><text:span text:style-name="T2">,</text:span><text:span text:style-name="T4">4</text:span><text:span text:style-name="T2">,</text:span><text:span text:style-name="T4">5</text:span><text:span text:style-name="T2">),(</text:span><text:span text:style-name="T4">12</text:span><text:span text:style-name="T2">,</text:span><text:span text:style-name="T4">6</text:span><text:span text:style-name="T2">,</text:span><text:span text:style-name="T4">1</text:span><text:span text:style-name="T2">)])</text:span></text:p>
      <text:p text:style-name="P4">A2<text:span text:style-name="T1">=</text:span>np<text:span text:style-name="T2">.</text:span><text:span text:style-name="T3">array</text:span><text:span text:style-name="T2">([(</text:span><text:span text:style-name="T4">1</text:span><text:span text:style-name="T2">,</text:span><text:span text:style-name="T4">2</text:span><text:span text:style-name="T2">,</text:span><text:span text:style-name="T4">6</text:span><text:span text:style-name="T2">),(</text:span><text:span text:style-name="T1">-</text:span><text:span text:style-name="T4">4</text:span><text:span text:style-name="T2">,</text:span><text:span text:style-name="T4">3</text:span><text:span text:style-name="T2">,</text:span><text:span text:style-name="T4">8</text:span><text:span text:style-name="T2">)])</text:span></text:p>
      <text:p text:style-name="P4">D1<text:span text:style-name="T1">=</text:span>np<text:span text:style-name="T2">.</text:span><text:span text:style-name="T3">vstack</text:span><text:span text:style-name="T2">((</text:span><text:span text:style-name="T3">A1</text:span><text:span text:style-name="T2">,</text:span><text:span text:style-name="T3">A2</text:span><text:span text:style-name="T2">))</text:span></text:p>
      <text:p text:style-name="P4">D2<text:span text:style-name="T1">=</text:span>np<text:span text:style-name="T2">.</text:span><text:span text:style-name="T3">hstack</text:span><text:span text:style-name="T2">((</text:span><text:span text:style-name="T3">A1</text:span><text:span text:style-name="T2">,</text:span><text:span text:style-name="T3">A2</text:span><text:span text:style-name="T2">))</text:span></text:p>
      <text:p text:style-name="P4"><text:span text:style-name="T3">print</text:span><text:span text:style-name="T2">(</text:span><text:span text:style-name="T3">A1</text:span><text:span text:style-name="T2">)</text:span></text:p>
      <text:p text:style-name="P4"><text:span text:style-name="T3">print</text:span><text:span text:style-name="T2">(</text:span><text:span text:style-name="T3">A2</text:span><text:span text:style-name="T2">)</text:span></text:p>
      <text:p text:style-name="P4"><text:span text:style-name="T3">print</text:span><text:span text:style-name="T2">(</text:span><text:span text:style-name="T3">D1</text:span><text:span text:style-name="T2">)</text:span></text:p>
      <text:p text:style-name="P4"><text:soft-page-break/><text:span text:style-name="T3">print</text:span><text:span text:style-name="T2">(</text:span><text:span text:style-name="T3">D2</text:span><text:span text:style-name="T2">)</text:span></text:p>
      <text:p text:style-name="P2"/>
      <text:p text:style-name="P2"/>
      <text:p text:style-name="P2">[[ 3 <text:s/>4 <text:s/>5]</text:p>
      <text:p text:style-name="P2"><text:s/>[12 <text:s/>6 <text:s/>1]]</text:p>
      <text:p text:style-name="P2">[[ 1 <text:s/>2 <text:s/>6]</text:p>
      <text:p text:style-name="P2"><text:s/>[-4 <text:s/>3 <text:s/>8]]</text:p>
      <text:p text:style-name="P2">[[ 3 <text:s/>4 <text:s/>5]</text:p>
      <text:p text:style-name="P2"><text:s/>[12 <text:s/>6 <text:s/>1]</text:p>
      <text:p text:style-name="P2"><text:s/>[ 1 <text:s/>2 <text:s/>6]</text:p>
      <text:p text:style-name="P2"><text:s/>[-4 <text:s/>3 <text:s/>8]]</text:p>
      <text:p text:style-name="P2">[[ 3 <text:s/>4 <text:s/>5 <text:s/>1 <text:s/>2 <text:s/>6]</text:p>
      <text:p text:style-name="P2"><text:s/>[12 <text:s/>6 <text:s/>1 -4 <text:s/>3 <text:s/>8]]</text:p>
      <text:p text:style-name="P2"/>
      <text:p text:style-name="P2"/>
      <text:p text:style-name="P5">a <text:span text:style-name="T1">=</text:span> np<text:span text:style-name="T2">.</text:span><text:span text:style-name="T3">arange</text:span><text:span text:style-name="T2">(</text:span><text:span text:style-name="T4">12</text:span><text:span text:style-name="T2">)</text:span><text:span text:style-name="T1">**</text:span><text:span text:style-name="T4">2</text:span></text:p>
      <text:p text:style-name="P4"><text:span text:style-name="T3">print</text:span><text:span text:style-name="T2">(</text:span><text:span text:style-name="T3">a</text:span><text:span text:style-name="T2">)</text:span></text:p>
      <text:p text:style-name="P4">i <text:span text:style-name="T1">=</text:span> np<text:span text:style-name="T2">.</text:span><text:span text:style-name="T3">array</text:span><text:span text:style-name="T2">([</text:span><text:span text:style-name="T3"> </text:span><text:span text:style-name="T4">1</text:span><text:span text:style-name="T2">,</text:span><text:span text:style-name="T4">1</text:span><text:span text:style-name="T2">,</text:span><text:span text:style-name="T4">3</text:span><text:span text:style-name="T2">,</text:span><text:span text:style-name="T4">8</text:span><text:span text:style-name="T2">,</text:span><text:span text:style-name="T4">5</text:span><text:span text:style-name="T3"> </text:span><text:span text:style-name="T2">])</text:span></text:p>
      <text:p text:style-name="P4"><text:span text:style-name="T3">print</text:span><text:span text:style-name="T2">(</text:span><text:span text:style-name="T3">i</text:span><text:span text:style-name="T2">)</text:span></text:p>
      <text:p text:style-name="P4"><text:span text:style-name="T3">print</text:span><text:span text:style-name="T2">(</text:span><text:span text:style-name="T3">a</text:span><text:span text:style-name="T2">[</text:span><text:span text:style-name="T3">i</text:span><text:span text:style-name="T2">])</text:span></text:p>
      <text:p text:style-name="P2"/>
      <text:p text:style-name="P2"/>
      <text:p text:style-name="P2">[ <text:s/>0 <text:s text:c="2"/>1 <text:s text:c="2"/>4 <text:s text:c="2"/>9 <text:s/>16 <text:s/>25 <text:s/>36 <text:s/>49 <text:s/>64 <text:s/>81 100 121]</text:p>
      <text:p text:style-name="P2">[1 1 3 8 5]</text:p>
      <text:p text:style-name="P2">[ 1 <text:s/>1 <text:s/>9 64 25]</text:p>
      <text:p text:style-name="P2"/>
      <text:p text:style-name="P2"/>
      <text:p text:style-name="P5">a<text:span text:style-name="T1">=</text:span>np<text:span text:style-name="T2">.</text:span><text:span text:style-name="T3">array</text:span><text:span text:style-name="T2">([(</text:span><text:span text:style-name="T4">3</text:span><text:span text:style-name="T2">,</text:span><text:span text:style-name="T4">2</text:span><text:span text:style-name="T2">,</text:span><text:span text:style-name="T4">9</text:span><text:span text:style-name="T2">),(</text:span><text:span text:style-name="T4">1</text:span><text:span text:style-name="T2">,</text:span><text:span text:style-name="T4">6</text:span><text:span text:style-name="T2">,</text:span><text:span text:style-name="T4">7</text:span><text:span text:style-name="T2">)])</text:span></text:p>
      <text:p text:style-name="P4">s1<text:span text:style-name="T1">=</text:span><text:span text:style-name="T4">0</text:span></text:p>
      <text:p text:style-name="P4"><text:span text:style-name="T6">for</text:span> row <text:span text:style-name="T6">in</text:span> a<text:span text:style-name="T2">:</text:span></text:p>
      <text:p text:style-name="P4"><text:span text:style-name="T6">for</text:span> col <text:span text:style-name="T6">in</text:span> row<text:span text:style-name="T2">:</text:span></text:p>
      <text:p text:style-name="P4">s1<text:span text:style-name="T1">+=</text:span>col</text:p>
      <text:p text:style-name="P4"><text:span text:style-name="T3">print</text:span><text:span text:style-name="T2">(</text:span><text:span text:style-name="T3">s1</text:span><text:span text:style-name="T2">)</text:span></text:p>
      <text:p text:style-name="P2"/>
      <text:p text:style-name="P2"/>
      <text:p text:style-name="P2">2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5T09:36:56.609048067</meta:creation-date>
    <dc:date>2024-01-25T09:48:44.177909292</dc:date>
    <meta:editing-duration>PT11M4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6" meta:paragraph-count="181" meta:word-count="495" meta:character-count="2469" meta:non-whitespace-character-count="2037"/>
  </office:meta>
</office:document-meta>
</file>